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vnd.sun.star.oleobject" manifest:full-path="Obj00DFC68C"/>
  <manifest:file-entry manifest:media-type="application/vnd.sun.star.oleobject" manifest:full-path="Obj00DFC68D"/>
  <manifest:file-entry manifest:media-type="application/vnd.sun.star.oleobject" manifest:full-path="Obj00DFC68E"/>
  <manifest:file-entry manifest:media-type="application/vnd.sun.star.oleobject" manifest:full-path="Obj00DFC68F"/>
  <manifest:file-entry manifest:media-type="application/vnd.sun.star.oleobject" manifest:full-path="Obj00DFC690"/>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wmf;windows_formatname=&quot;Image WMF&quot;" manifest:full-path="ObjectReplacements/Obj00DFC68C"/>
  <manifest:file-entry manifest:media-type="application/x-openoffice-wmf;windows_formatname=&quot;Image WMF&quot;" manifest:full-path="ObjectReplacements/Obj00DFC68D"/>
  <manifest:file-entry manifest:media-type="application/x-openoffice-wmf;windows_formatname=&quot;Image WMF&quot;" manifest:full-path="ObjectReplacements/Obj00DFC68E"/>
  <manifest:file-entry manifest:media-type="application/x-openoffice-wmf;windows_formatname=&quot;Image WMF&quot;" manifest:full-path="ObjectReplacements/Obj00DFC68F"/>
  <manifest:file-entry manifest:media-type="application/x-openoffice-wmf;windows_formatname=&quot;Image WMF&quot;" manifest:full-path="ObjectReplacements/Obj00DFC690"/>
  <manifest:file-entry manifest:media-type="" manifest:full-path="ObjectReplacements/"/>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Tahoma2" svg:font-family="Tahoma"/>
    <style:font-face style:name="Lucida Sans Unicode" svg:font-family="'Lucida Sans Unicode'"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Tahoma" svg:font-family="Tahoma" style:font-family-generic="swiss" style:font-pitch="variable"/>
  </office:font-face-decls>
  <office:automatic-styles>
    <style:style style:name="Tableau1" style:family="table">
      <style:table-properties style:width="12.848cm" fo:margin-left="-0.123cm" table:align="left" style:writing-mode="lr-tb"/>
    </style:style>
    <style:style style:name="Tableau1.A" style:family="table-column">
      <style:table-column-properties style:column-width="3.212cm"/>
    </style:style>
    <style:style style:name="Tableau1.A1" style:family="table-cell">
      <style:table-cell-properties style:vertical-align="top" fo:padding-left="0.123cm" fo:padding-right="0.123cm" fo:padding-top="0cm" fo:padding-bottom="0cm" fo:border="none"/>
    </style:style>
    <style:style style:name="Tableau2" style:family="table">
      <style:table-properties style:width="12.626cm" fo:margin-left="-0.123cm" table:align="left" style:writing-mode="lr-tb"/>
    </style:style>
    <style:style style:name="Tableau2.A" style:family="table-column">
      <style:table-column-properties style:column-width="3.374cm"/>
    </style:style>
    <style:style style:name="Tableau2.B" style:family="table-column">
      <style:table-column-properties style:column-width="2cm"/>
    </style:style>
    <style:style style:name="Tableau2.C" style:family="table-column">
      <style:table-column-properties style:column-width="3.501cm"/>
    </style:style>
    <style:style style:name="Tableau2.D" style:family="table-column">
      <style:table-column-properties style:column-width="1.443cm"/>
    </style:style>
    <style:style style:name="Tableau2.E" style:family="table-column">
      <style:table-column-properties style:column-width="2.307cm"/>
    </style:style>
    <style:style style:name="Tableau2.A1" style:family="table-cell">
      <style:table-cell-properties style:vertical-align="top" fo:padding-left="0.123cm" fo:padding-right="0.123cm" fo:padding-top="0cm" fo:padding-bottom="0cm" fo:border="none"/>
    </style:style>
    <style:style style:name="P1" style:family="paragraph" style:parent-style-name="Header">
      <style:paragraph-properties fo:margin-left="0cm" fo:margin-right="0.635cm" fo:text-indent="0cm" style:auto-text-indent="false">
        <style:tab-stops>
          <style:tab-stop style:position="8.001cm" style:type="center"/>
          <style:tab-stop style:position="16.002cm" style:type="right"/>
        </style:tab-stops>
      </style:paragraph-properties>
    </style:style>
    <style:style style:name="P2"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style>
    <style:style style:name="P3" style:family="paragraph" style:parent-style-name="Parag1">
      <style:paragraph-properties fo:text-align="center" style:justify-single-word="false"/>
    </style:style>
    <style:style style:name="P4" style:family="paragraph" style:parent-style-name="Parag1">
      <style:paragraph-properties fo:text-align="start" style:justify-single-word="false"/>
    </style:style>
    <style:style style:name="P5" style:family="paragraph" style:parent-style-name="Parag1">
      <style:text-properties style:text-underline-style="solid" style:text-underline-width="auto" style:text-underline-color="font-color" fo:font-weight="bold" style:font-weight-asian="bold"/>
    </style:style>
    <style:style style:name="P6" style:family="paragraph" style:parent-style-name="Parag1">
      <style:text-properties fo:language="en" fo:country="GB"/>
    </style:style>
    <style:style style:name="P7" style:family="paragraph" style:parent-style-name="Parag1">
      <style:text-properties fo:language="de" fo:country="DE"/>
    </style:style>
    <style:style style:name="P8" style:family="paragraph" style:parent-style-name="Parag1">
      <style:paragraph-properties fo:text-align="start" style:justify-single-word="false" fo:break-before="column"/>
    </style:style>
    <style:style style:name="P9" style:family="paragraph" style:parent-style-name="Parag1">
      <style:paragraph-properties fo:break-before="column"/>
      <style:text-properties style:text-underline-style="solid" style:text-underline-width="auto" style:text-underline-color="font-color" fo:font-weight="bold" style:font-weight-asian="bold"/>
    </style:style>
    <style:style style:name="P10" style:family="paragraph" style:parent-style-name="Tirets1">
      <style:text-properties fo:language="en" fo:country="GB"/>
    </style:style>
    <style:style style:name="P11" style:family="paragraph" style:parent-style-name="Tirets1">
      <style:text-properties fo:language="nl" fo:country="NL"/>
    </style:style>
    <style:style style:name="P12" style:family="paragraph" style:parent-style-name="Tirets1">
      <style:paragraph-properties fo:margin-left="0.3cm" fo:margin-right="0cm" fo:text-indent="-0.3cm" style:auto-text-indent="false">
        <style:tab-stops>
          <style:tab-stop style:position="0.501cm"/>
        </style:tab-stops>
      </style:paragraph-properties>
    </style:style>
    <style:style style:name="P13" style:family="paragraph" style:parent-style-name="Tirets2">
      <style:paragraph-properties fo:margin-left="1.101cm" fo:margin-right="0cm" fo:text-indent="-0.3cm" style:auto-text-indent="false">
        <style:tab-stops>
          <style:tab-stop style:position="0.199cm"/>
        </style:tab-stops>
      </style:paragraph-properties>
    </style:style>
    <style:style style:name="P14" style:family="paragraph" style:parent-style-name="Standard">
      <style:paragraph-properties fo:margin-left="2.498cm" fo:margin-right="0cm" fo:text-indent="0cm" style:auto-text-indent="false"/>
    </style:style>
    <style:style style:name="P15" style:family="paragraph" style:parent-style-name="Standard">
      <style:paragraph-properties fo:margin-left="2.498cm" fo:margin-right="0cm" fo:text-indent="0cm" style:auto-text-indent="false"/>
      <style:text-properties fo:language="de" fo:country="DE"/>
    </style:style>
    <style:style style:name="P16" style:family="paragraph" style:parent-style-name="Standard">
      <style:paragraph-properties fo:margin-left="3.747cm" fo:margin-right="0cm" fo:text-indent="0cm" style:auto-text-indent="false"/>
    </style:style>
    <style:style style:name="P17" style:family="paragraph" style:parent-style-name="Parag1">
      <style:paragraph-properties fo:margin-left="0.254cm" fo:margin-right="0cm" fo:text-indent="0cm" style:auto-text-indent="false"/>
    </style:style>
    <style:style style:name="P18" style:family="paragraph" style:parent-style-name="Heading_20_2">
      <style:paragraph-properties fo:margin-left="0.448cm" fo:margin-right="0cm" fo:text-indent="0cm" style:auto-text-indent="false"/>
    </style:style>
    <style:style style:name="P19" style:family="paragraph" style:parent-style-name="Heading_20_1" style:master-page-name="First_20_Page">
      <style:paragraph-properties style:page-number="auto"/>
    </style:style>
    <style:style style:name="P20" style:family="paragraph" style:parent-style-name="Heading_20_3">
      <style:paragraph-properties fo:break-before="column"/>
    </style:style>
    <style:style style:name="P21" style:family="paragraph" style:parent-style-name="Parag1" style:list-style-name="L1">
      <style:paragraph-properties fo:margin-left="0cm" fo:margin-right="0cm" fo:text-indent="0cm" style:auto-text-indent="false"/>
    </style:style>
    <style:style style:name="P22" style:family="paragraph" style:parent-style-name="Parag1" style:list-style-name="L1">
      <style:paragraph-properties fo:margin-left="1cm" fo:margin-right="0cm" fo:text-indent="0cm" style:auto-text-indent="false"/>
    </style:style>
    <style:style style:name="P23" style:family="paragraph" style:parent-style-name="Parag1" style:list-style-name="L1">
      <style:paragraph-properties fo:margin-left="1.997cm" fo:margin-right="0cm" fo:text-indent="0cm" style:auto-text-indent="false"/>
    </style:style>
    <style:style style:name="P24" style:family="paragraph" style:parent-style-name="Parag1" style:list-style-name="L1">
      <style:paragraph-properties fo:margin-left="0.748cm" fo:margin-right="0cm" fo:text-align="start" style:justify-single-word="false" fo:text-indent="0cm" style:auto-text-indent="false"/>
    </style:style>
    <style:style style:name="T1" style:family="text">
      <style:text-properties style:text-position="sub 58%"/>
    </style:style>
    <style:style style:name="T2" style:family="text">
      <style:text-properties fo:font-weight="bold" style:font-weight-asian="bold"/>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style>
    <style:style style:name="T5" style:family="text"/>
    <style:style style:name="fr1" style:family="graphic" style:parent-style-name="Frame">
      <style:graphic-properties style:wrap="dynamic" style:number-wrapped-paragraphs="no-limit" style:vertical-pos="from-top" style:vertical-rel="paragraph-content" style:horizontal-pos="right" style:horizontal-rel="page-content" fo:background-color="transparent" style:background-transparency="100%">
        <style:background-image/>
      </style:graphic-properties>
    </style:style>
    <style:style style:name="fr2" style:family="graphic" style:parent-style-name="OLE">
      <style:graphic-properties style:vertical-pos="middle" style:vertical-rel="text" draw:ole-draw-aspect="1" draw:visible-area-top="0cm" draw:visible-area-width="5.083cm" draw:visible-area-height="1.167cm"/>
    </style:style>
    <style:style style:name="fr3" style:family="graphic" style:parent-style-name="OLE">
      <style:graphic-properties style:vertical-pos="middle" style:vertical-rel="text" draw:ole-draw-aspect="1" draw:visible-area-top="0cm" draw:visible-area-width="2.684cm" draw:visible-area-height="1.273cm"/>
    </style:style>
    <style:style style:name="fr4" style:family="graphic" style:parent-style-name="OLE">
      <style:graphic-properties style:vertical-pos="middle" style:vertical-rel="text" draw:ole-draw-aspect="1" draw:visible-area-top="0cm" draw:visible-area-width="2.014cm" draw:visible-area-height="1.061cm"/>
    </style:style>
    <style:style style:name="fr5" style:family="graphic" style:parent-style-name="OLE">
      <style:graphic-properties style:vertical-pos="top" style:vertical-rel="baseline" draw:ole-draw-aspect="1" draw:visible-area-top="0cm" draw:visible-area-width="12.592cm" draw:visible-area-height="9.935cm"/>
    </style:style>
    <style:style style:name="fr6" style:family="graphic" style:parent-style-name="OLE">
      <style:graphic-properties style:vertical-pos="top" style:vertical-rel="baseline" draw:ole-draw-aspect="1" draw:visible-area-top="0cm" draw:visible-area-width="9.741cm" draw:visible-area-height="3.781cm"/>
    </style:style>
    <text:list-style style:name="L1" text:consecutive-numbering="true">
      <text:list-level-style-bullet text:level="1" text:style-name="WW8NumSt2z0" style:num-prefix="*" text:bullet-char="">
        <style:list-level-properties text:space-before="0.501cm" text:min-label-width="0.499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GESTION DES STOCKS</text:p>
      <text:h text:style-name="P18" text:outline-level="2">DEFINITION DU STOCK MAINTENANCE</text:h>
      <text:p text:style-name="Parag1"/>
      <text:p text:style-name="Parag1"/>
      <text:p text:style-name="Parag1">Si l'usine tourne en 3/8, et s'il n'y a des magasiniers que durant la journée, il arrive fréquemment que la maîtrise l'ouvre après les heures ouvrables (la nuit par exemple) et que les sorties se fassent sans qu'un cahier prévu à cet effet ne soit renseigné (d'où des risques de rupture de stock, par méconnaissance du stock réel). Or, souvent après les heures ouvrables ne se font que des réparations provisoires qui ne nécessitent que des pièces banales (en-dehors des travaux spécifiques et prévus, pour lesquels les pièces doivent être réservées) .</text:p>
      <text:p text:style-name="Parag1">Ces catégories de pièces (les « consommables ») peuvent être mises en self-service, ce qui rend alors possible une plus grande discipline de la part de la maîtrise.</text:p>
      <text:h text:style-name="P18" text:outline-level="2">PARAMETRES DE GESTION <text:s/>DES STOCKS </text:h>
      <text:p text:style-name="Parag1">Les moyens informatiques permettent : </text:p>
      <text:p text:style-name="Tirets1">-<text:tab/>une gestion des stocks centralisée,</text:p>
      <text:p text:style-name="Tirets1">-<text:tab/>des magasins décentralisés (d'où l'exclusion possible des magasins « pirates » ) .</text:p>
      <text:p text:style-name="Parag1">C’est cette formule qu'il faut chercher à mettre en place.</text:p>
      <text:h text:style-name="Heading_20_3" text:outline-level="3">Généralités sur les coûts du stock</text:h>
      <text:p text:style-name="Parag1">Dans le cadre de la gestion des stocks, on doit minimiser les frais de gestion qui sont la somme de deux termes qui varient en sens opposé :</text:p>
      <text:p text:style-name="Tirets1">-<text:tab/>le coût annuel de passation des commandes qui est proportionnel au nombre des commandes d'approvisionnement passées dans l'année.</text:p>
      <text:p text:style-name="Tirets1">-<text:tab/>le coût annuel de possession du stock qui est d'autant plus bas que l'on passe davantage de commandes d'approvisionnement dans l'année.</text:p>
      <text:p text:style-name="Parag1">C<text:span text:style-name="Indicé">total</text:span> : Coût Total de gestion de stock = C<text:span text:style-name="Indicé">ach</text:span> + C<text:span text:style-name="Indicé">adm</text:span> + C<text:span text:style-name="Indicé">pos</text:span></text:p>
      <text:list xml:id="list31509657" text:style-name="L1">
        <text:list-item>
          <text:p text:style-name="P21">C<text:span text:style-name="Indicé">ach </text:span>: Coût achat des pièces commandées <text:s/>= Q<text:span text:style-name="T1">A</text:span> . P<text:span text:style-name="T1">u</text:span></text:p>
        </text:list-item>
        <text:list-item>
          <text:p text:style-name="P22">Q<text:span text:style-name="T1">A</text:span> : Consommation annuelle de l'article</text:p>
        </text:list-item>
        <text:list-item>
          <text:p text:style-name="P22">P<text:span text:style-name="T1">u</text:span> : Prix unitaire hors T.V.A de l'article</text:p>
        </text:list-item>
        <text:list-item>
          <text:p text:style-name="P21">C<text:span text:style-name="Indicé">adm</text:span> : Coût administratif de gestion des commandes = N<text:span text:style-name="T1">c</text:span>.C<text:span text:style-name="T1">c</text:span></text:p>
        </text:list-item>
        <text:list-item>
          <text:p text:style-name="P22">N<text:span text:style-name="T1">c</text:span> : Nombre de commandes = Q<text:span text:style-name="T1">A</text:span> /Q</text:p>
        </text:list-item>
        <text:list-item>
          <text:p text:style-name="P23">Q : quantité commandée</text:p>
        </text:list-item>
        <text:list-item>
          <text:p text:style-name="P22">C<text:span text:style-name="T1">c</text:span> : Coût unitaire d’une commande (frais administratif)</text:p>
        </text:list-item>
        <text:list-item>
          <text:p text:style-name="P21">C<text:span text:style-name="Indicé">pos</text:span> : Coût de possession <text:s/>= (Q/2). P<text:span text:style-name="T1">u</text:span> .T</text:p>
        </text:list-item>
        <text:list-item>
          <text:p text:style-name="P22">T : taux par franc et par an du coût de possession </text:p>
        </text:list-item>
      </text:list>
      <text:p text:style-name="Parag1">Il nous faut rechercher une quantité optimale à chaque commande, qui minimisera le Coût total. Cette quantité est appelée « Quantité Economique », et notée Q<text:span text:style-name="T1">e</text:span> . On l’obtient en posant que la dérivée de C<text:span text:style-name="Indicé">total</text:span> en fonction de Q s’annule.</text:p>
      <text:p text:style-name="P3"><draw:frame draw:style-name="fr2" draw:name="Objet1" text:anchor-type="as-char" svg:width="5.078cm" svg:height="1.162cm" draw:z-index="12"><draw:object-ole xlink:href="./Obj00DFC68C" xlink:type="simple" xlink:show="embed" xlink:actuate="onLoad"/><draw:image xlink:href="./ObjectReplacements/Obj00DFC68C" xlink:type="simple" xlink:show="embed" xlink:actuate="onLoad"/></draw:frame></text:p>
      <text:h text:style-name="Heading_20_3" text:outline-level="3">MISE EN STOCK D’UNE PIECE</text:h>
      <text:p text:style-name="Parag1">Pour évaluer si il est économiquement intéressant de mettre en stock une pièce, il faut que le « coût de gestion » C<text:span text:style-name="Indicé">ges</text:span> de la pièce en stock soit inférieur au «coût de pénalisation » encouru en cas de défaillance. En effet, si une pièce n’est pas en stock, il est nécessaire à chaque défaillance de pratiquer une commande en urgence avec un délai qui pourra entraîner un arrêt de la production.</text:p>
      <text:p text:style-name="P8"><text:soft-page-break/>C<text:span text:style-name="Indicé">ges</text:span> = C<text:span text:style-name="Indicé">adm</text:span> + C<text:span text:style-name="Indicé">pos</text:span> (le coût d’achat est invariant si la pièce est en stock ou non)</text:p>
      <text:p text:style-name="P4">C<text:span text:style-name="Indicé">pen</text:span> = Q<text:span text:style-name="Indicé">A</text:span>.(P + C<text:span text:style-name="Indicé">cpc</text:span>) avec</text:p>
      <text:list xml:id="list32605244" text:continue-list="list31509657" text:style-name="L1">
        <text:list-item text:start-value="1">
          <text:p text:style-name="P24">P : pénalisation de non production proportionnelle au délai d’approvisionnement.</text:p>
        </text:list-item>
        <text:list-item>
          <text:p text:style-name="P24">C<text:span text:style-name="Indicé">cpc</text:span> : Coût d’une commande en urgence.</text:p>
        </text:list-item>
      </text:list>
      <text:p text:style-name="Parag1">En résolvant l’équation C<text:span text:style-name="Indicé">ges</text:span>&lt; C<text:span text:style-name="Indicé">pen</text:span>, on obtient la condition suivante à satisfaire :</text:p>
      <text:p text:style-name="P3"><draw:frame draw:style-name="fr3" draw:name="Objet2" text:anchor-type="as-char" svg:width="2.679cm" svg:height="1.268cm" draw:z-index="13"><draw:object-ole xlink:href="./Obj00DFC68D" xlink:type="simple" xlink:show="embed" xlink:actuate="onLoad"/><draw:image xlink:href="./ObjectReplacements/Obj00DFC68D" xlink:type="simple" xlink:show="embed" xlink:actuate="onLoad"/></draw:frame></text:p>
      <text:p text:style-name="P4">Dans le cas relativement fréquent où la pénalisation est nulle (P=0), et si on peut considérer que C<text:span text:style-name="Indicé">cpc</text:span> est relativement proche C<text:span text:style-name="Indicé">c</text:span> (Commande dans les conditions habituelles), alors on aura </text:p>
      <text:p text:style-name="P3"><draw:frame draw:style-name="fr4" draw:name="Objet3" text:anchor-type="as-char" svg:width="2.011cm" svg:height="1.057cm" draw:z-index="14"><draw:object-ole xlink:href="./Obj00DFC68E" xlink:type="simple" xlink:show="embed" xlink:actuate="onLoad"/><draw:image xlink:href="./ObjectReplacements/Obj00DFC68E" xlink:type="simple" xlink:show="embed" xlink:actuate="onLoad"/></draw:frame></text:p>
      <text:p text:style-name="P4"><draw:frame draw:style-name="fr5" draw:name="Objet4" text:anchor-type="as-char" svg:width="12.589cm" svg:height="9.931cm" draw:z-index="15"><draw:object-ole xlink:href="./Obj00DFC68F" xlink:type="simple" xlink:show="embed" xlink:actuate="onLoad"/><draw:image xlink:href="./ObjectReplacements/Obj00DFC68F" xlink:type="simple" xlink:show="embed" xlink:actuate="onLoad"/></draw:frame></text:p>
      <text:p text:style-name="P4"/>
      <text:h text:style-name="Heading_20_3" text:outline-level="3">Méthode du point de commande</text:h>
      <text:p text:style-name="Parag1">Elle consiste à commander la « Quantité économique » lorsque le stock atteint un « stock d’alerte », noté Q<text:span text:style-name="T1">m</text:span>.</text:p>
      <text:p text:style-name="Parag1"><draw:frame draw:style-name="fr6" draw:name="Objet5" text:anchor-type="as-char" svg:width="12.418cm" svg:height="5.479cm" draw:z-index="16"><draw:object-ole xlink:href="./Obj00DFC690" xlink:type="simple" xlink:show="embed" xlink:actuate="onLoad"/><draw:image xlink:href="./ObjectReplacements/Obj00DFC690" xlink:type="simple" xlink:show="embed" xlink:actuate="onLoad"/></draw:frame></text:p>
      <text:p text:style-name="Parag1">d : délai d'obtention de la pièce</text:p>
      <text:h text:style-name="Heading_20_3" text:outline-level="3">Stock d’alerte Q<text:span text:style-name="Indicé"><text:span text:style-name="T2">m</text:span></text:span></text:h>
      <text:p text:style-name="Parag1">Il s’évalue en fonction d’une consommation moyenne Q<text:span text:style-name="Indicé">d</text:span> pendant le délai d, à laquelle il faut ajouter une quantité de sécurité Q<text:span text:style-name="Indicé">s</text:span>.</text:p>
      <text:p text:style-name="Parag1">En fonction du risque de rupture que l’on souhaite prendre, on évaluera Qs :</text:p>
      <text:p text:style-name="Tirets1">-<text:tab/>avec la loi normale , si les consommations sont régulières pendant le délai.</text:p>
      <text:p text:style-name="Tirets1">-<text:tab/>avec une loi de Poisson si les consommations sont irrégulières.</text:p>
      <text:p text:style-name="Tirets1">-<text:tab/>et surtout avec du bon sens</text:p>
      <text:h text:style-name="Heading_20_3" text:outline-level="3">Méthode du pLAN D’APPROVISIONNEMENT</text:h>
      <text:p text:style-name="Parag1">Elle consiste à passer commande d’une « quantité variable» à périodicité fixe T<text:span text:style-name="Indicé">e</text:span>.</text:p>
      <text:p text:style-name="Parag1">Cette « Quantité variable » est calculée à partir d’un plafond Q<text:span text:style-name="T1">P</text:span> tel que :</text:p>
      <text:p text:style-name="Parag1">« Quantité commandée » = « Plafond » - « Quantité présente en magasin».</text:p>
      <text:p text:style-name="Parag1">On aura alors Q<text:span text:style-name="Indicé">P</text:span>=Q<text:span text:style-name="Indicé">e</text:span>+Q<text:span text:style-name="Indicé">m</text:span></text:p>
      <text:h text:style-name="P20" text:outline-level="3"><text:soft-page-break/>UTILISATION PRATIQUE DES FORMULES <text:s/>DE WILSON</text:h>
      <text:p text:style-name="Parag1">Si l’on étudie d ’un peu plu près le coût administratif des commandes, on constate qu’il se décompose en 2 parties :</text:p>
      <text:p text:style-name="Tirets1">-<text:tab/>une partie proportionnelle au nombre de commandes (téléphone, documents, télécopies, réception, relances, ...)</text:p>
      <text:p text:style-name="Tirets1">-<text:tab/>une partie fixe (salaire et charges du personnel acheteur et de secrétariat)</text:p>
      <text:p text:style-name="Parag1">On remarque donc que si le service passe une seule commande, le coût administratif fixe ne s’en trouvera pas pour autant réduit à 0, à moins de licencier tout le personnel administratif. Le coût administratif pris en compte dans nos formules ne correspond donc pas réellement à une somme d’argent immobilisée (au contraire du coût de possession). On a donc tendance dans les formules à augmenter la quantité économique pour diminuer le nombre de commandes.</text:p>
      <text:p text:style-name="Parag1">Pour pallier à cet inconvénient, le gestionnaire pourra diminuer de l’ordre de 20 % la quantité économique calculée sans pour autant augmenter de façon significative le coût global de gestion. De plus, il est clair qu’en diminuant Q<text:span text:style-name="Indicé">e</text:span> , on réalisera un gain de trésorerie.</text:p>
      <text:p text:style-name="Parag1">Les formules de Wilson constituent donc un guide intéressant, ainsi qu’une bonne base de départ lorsqu’il faut réorganiser un stock comportant de nombreuses références à gérer.</text:p>
      <text:h text:style-name="P18" text:outline-level="2">REPARTITION DES RESPONSABILITES ET DES TACHES</text:h>
      <text:p text:style-name="Parag1">Quelles pièces doivent être gérées au magasin ? </text:p>
      <text:p text:style-name="Parag1">Quels sont les paramètres de gestion (quand et combien de pièces commander) ?</text:p>
      <text:p text:style-name="Parag1">Quelle procédure pour les commandes et les réceptions ?</text:p>
      <text:p text:style-name="Parag1">Quelle est la procédure de stockage ?</text:p>
      <text:p text:style-name="Parag1">Quelle est la procédure de sortie des pièces ?</text:p>
      <text:p text:style-name="Parag1">Comment maîtriser le coût de possession des pièces ?</text:p>
      <text:p text:style-name="Parag1">La réponse à ces questions permet d’envisager une bonne répartition des tâches entre les différents services de l’entreprise et le service maintenance en fonction de sa structure.</text:p>
      <text:h text:style-name="Heading_20_3" text:outline-level="3">MISE EN STOCK DES PIECES</text:h>
      <text:p text:style-name="Parag1">Il s’agit ici de la <text:span text:style-name="T4">DEFINITION et de L’EXPRESSION DU BESOIN</text:span>, qui entrent sous la responsabilité des tâches liées aux <text:span text:style-name="T3">méthodes de maintenance.</text:span></text:p>
      <text:h text:style-name="Heading_20_4" text:outline-level="4">Liste des tâches </text:h>
      <text:p text:style-name="Parag1">Analyse du matériel et établissement des nomenclatures et dossiers techniques.</text:p>
      <text:p text:style-name="Parag1">Définition des pièces d’usure et fournitures à mettre en magasin</text:p>
      <text:p text:style-name="Parag1">Etude d’opportunité de mise en stock pour les pièces de sécurité</text:p>
      <text:p text:style-name="Parag1">Consignes de stockage</text:p>
      <text:p text:style-name="Parag1">Codification, création de la fiche article dans le catalogue.</text:p>
      <text:p text:style-name="Parag1">Choix des paramètres de gestion.</text:p>
      <text:h text:style-name="Heading_20_4" text:outline-level="4">pièces dites « banales » </text:h>
      <text:p text:style-name="P5">Pièces concernées</text:p>
      <text:p text:style-name="Parag1">Ces pièces sont des standards disponibles auprès de plusieurs constructeurs et destinés à être utilisés sur un grand nombre d’installations (machines, bâtiments, alimentations électriques, en air comprimé, .. etc).</text:p>
      <text:p text:style-name="Tirets1">-<text:tab/>câbles électriques et accessoires, métaux, autres matières premières, moyens de fixation, <text:s/>robinetterie, joints et organes d'étanchéité, équipement électrique, composants électroniques, moteurs électriques et accessoires, organes de transmissions, contrôle et régulation de machines, consommables divers, .. etc.</text:p>
      <text:p text:style-name="Parag1">Les points importants à retenir pour ces pièces sont :</text:p>
      <text:p text:style-name="Tirets1">-<text:tab/>Nombre important de fournisseurs potentiels et de références différentes. </text:p>
      <text:p text:style-name="Tirets1">-<text:tab/>Prix peu élevé, en rapport à la pénalisation encourue par la production en cas de rupture de stock</text:p>
      <text:p text:style-name="Tirets1">-<text:tab/>Consommation régulière, surtout lorsqu’elles font l’objet d’une politique d’échange systématique.</text:p>
      <text:p text:style-name="Tirets1">-<text:tab/>Commandes fréquentes.</text:p>
      <text:p text:style-name="Tirets1">- <text:tab/>Encombrement important en magasin.</text:p>
      <text:p text:style-name="Parag1"/>
      <text:p text:style-name="P5">Mise en stock et paramètres de gestion</text:p>
      <text:p text:style-name="Parag1">Ces pièces seront mises en stock, et il est très important de définir des paramètres de gestion optimisés dont l’objectif sera :</text:p>
      <text:p text:style-name="Tirets1">- de limiter le nombre de commandes (regroupement des achats chez un même fournisseur)</text:p>
      <text:p text:style-name="Tirets1">- de ne pas immobiliser des quantités trop importantes et en limitant le risque de rupture. </text:p>
      <text:p text:style-name="Parag1">Les consommables seront gérés par plan d’approvisionnement (T<text:span text:style-name="Indicé">e</text:span> fixe)</text:p>
      <text:p text:style-name="Parag1">Les autres pièces seront gérées par point de commande (Q<text:span text:style-name="Indicé">e</text:span> fixe) si la consommation est régulière (pièces d’usure), ou au coup par coup (défaillance aléatoire) si le délai d’approvisionnement et faible et la pénalisation nulle</text:p>
      <text:p text:style-name="P5">Standardisation</text:p>
      <text:p text:style-name="Parag1">En règle générale, au vu du nombre important de références différentes, il est important de tendre au maximum vers une standardisation, qui présente les avantages suivants :</text:p>
      <text:p text:style-name="Tirets1">- Moins de références à gérer, donc facilité de recherche dans les fichiers et au magasin..</text:p>
      <text:p text:style-name="Tirets1">- Quantités immobilisées en stock inférieures (diminution de C<text:span text:style-name="Indicé">pos</text:span>).</text:p>
      <text:p text:style-name="Tirets1">- Regroupement des commandes <text:s/>(diminution de C<text:span text:style-name="Indicé">adm</text:span>).</text:p>
      <text:p text:style-name="Parag1">Il est important de bien prendre en compte les spécifications techniques liées à la qualité et à la sécurité avant d’envisager l’imposition d’un standard pour plusieurs services ou équipements.</text:p>
      <text:p text:style-name="P9"><text:soft-page-break/>Codification</text:p>
      <text:p text:style-name="Parag1">Un classement des pièces sera établi par grandes familles et sous-familles. Le code interne sera par exemple formé de TFFSSRRRRRR</text:p>
      <text:p text:style-name="Tirets1">-<text:tab/>1 caractère pour le type banal (ex B)</text:p>
      <text:p text:style-name="Tirets1">-<text:tab/>2 caractères pour la famille (ex EL pour consommables en électricité)</text:p>
      <text:p text:style-name="Tirets1">-<text:tab/>2 caractères pour la sous-famille (ex FU pour fusibles)</text:p>
      <text:p text:style-name="Tirets1">-<text:tab/>6 caractères pour décrire la pièces (16A001 pour fusible 16 A, 01 permettant d’identifier les dimensions du fusible)</text:p>
      <text:p text:style-name="Parag1">(soit 11 caractères pour un code BELFU16A001)</text:p>
      <text:h text:style-name="Heading_20_4" text:outline-level="4">pièces dites « communes »</text:h>
      <text:p text:style-name="P5">Pièces concernées</text:p>
      <text:p text:style-name="Standard">Ces pièces sont issues d’un seul constructeur, mais on peut les trouver sur plusieurs machines :</text:p>
      <text:p text:style-name="Tirets1">-<text:tab/>Moteurs et pompes avec des caractéristiques techniques précises</text:p>
      <text:p text:style-name="Tirets1">-<text:tab/>Climatiseurs ou échangeurs</text:p>
      <text:p text:style-name="Tirets1">-<text:tab/>Pièces de rechanges spécifiques à ces modèles</text:p>
      <text:p text:style-name="Parag1">Les points importants à retenir pour ces pièces sont :</text:p>
      <text:p text:style-name="Tirets1">-<text:tab/>Nombre limité fournisseurs et de références différentes. </text:p>
      <text:p text:style-name="Tirets1">-<text:tab/>Prix très divers.</text:p>
      <text:p text:style-name="Tirets1">-<text:tab/>Consommation irrégulière,</text:p>
      <text:p text:style-name="Tirets1">-<text:tab/>Commandes peu fréquentes.</text:p>
      <text:p text:style-name="Tirets1">- <text:tab/>Emplacement spécifique éventuellement en magasin.</text:p>
      <text:p text:style-name="P5">Mise en stock et paramètres de gestion</text:p>
      <text:p text:style-name="Parag1">Au vu d’une consommation irrégulière et souvent faible, il faut prendre une décision qui sera un compromis entre le prix de la pièce, son délai de réapprovisionnement, et la pénalité en cas de rupture.</text:p>
      <text:p text:style-name="Parag1">Certaines de ces pièces seront des pièces de sécurité, et de fait, la présence d’une unité ou deux en stock devient indispensable, et ceci parfois quelque soit son prix.</text:p>
      <text:p text:style-name="Parag1">En cas de présence en stock, on utilisera la méthode du point de commande.</text:p>
      <text:p text:style-name="P5">Codification</text:p>
      <text:p text:style-name="Parag1">Un classement des pièces sera établi par famille, sous-famille, constructeur, référence constructeur. Le code interne sera par exemple formé de TFSMMMMRRRR</text:p>
      <text:p text:style-name="Tirets1">-<text:tab/>1 caractère pour le type banal (ex C)</text:p>
      <text:p text:style-name="Tirets1">-<text:tab/>2 caractères pour la famille et la sous-famille (ex MA pour moteurs asynchrones)</text:p>
      <text:p text:style-name="Tirets1">-<text:tab/>4 caractères pour la marque (ex CEGE pour CEGELEC)</text:p>
      <text:p text:style-name="Tirets1">-<text:tab/>4 caractères pour le type constructeur (ex TR12)</text:p>
      <text:p text:style-name="Tirets1">(soit 11 caractères pour codifier le moteur selon CMACEGETR12)</text:p>
      <text:h text:style-name="Heading_20_4" text:outline-level="4">pièces dites « spécifiques »</text:h>
      <text:p text:style-name="P5">Pièces concernées</text:p>
      <text:p text:style-name="Standard">Ces pièces sont spécifiques à une seule installation.</text:p>
      <text:p text:style-name="Parag1">(idem pièces communes)</text:p>
      <text:p text:style-name="Parag1">Par leur spécificité, la décision de mise en stock est encore plus délicate que les « pièces communes », et le compromis entre Coût de possession et Coût de pénalisation <text:s/>difficile à trouver.</text:p>
      <text:p text:style-name="P5">Codification</text:p>
      <text:p text:style-name="Parag1">La codification peut être basée sur les pièces «communes», ou bien prévoir une zone pour rappeler l’installation concernée si l’on envisage pas d’en acquérir une deuxième similaire.</text:p>
      <text:p text:style-name="Parag1">Si le moteur de marque CEGELEC et de référence TR12 était un moteur spécifique à la presse 120 tonnes, on pourrait rajouter 2 caractères pour codifier ce moteur selon CMACEGETR1201 ou 01 représente le code de la presse 120 tonnes.</text:p>
      <text:h text:style-name="Heading_20_3" text:outline-level="3">APPROVISIONNEMENT DU STOCK</text:h>
      <text:p text:style-name="Parag1">Déclenchement de l’approvisionnement (Magasin et Maintenance) suivant un besoin ponctuel (maintenance corrective, amélioration, travaux neufs) ou régulier (Méthodes d’approvisionnement )</text:p>
      <text:p text:style-name="Parag1">Demande et examen des prix d’après les spécifications techniques (Achats et Maintenance)</text:p>
      <text:p text:style-name="Parag1">Passation, suivi, relance de la commande (Achats)</text:p>
      <text:p text:style-name="Parag1">Réception qualitative (Maintenance)</text:p>
      <text:p text:style-name="Parag1">Réception quantitative (Magasin)</text:p>
      <text:p text:style-name="Parag1">Mise à jour de la fiche article (Magasin)</text:p>
      <text:p text:style-name="Parag1">Rangement, conservation des articles suivant consignes (Magasin)</text:p>
      <text:h text:style-name="Heading_20_3" text:outline-level="3">Sorties de stock</text:h>
      <text:p text:style-name="Parag1">Etablissement du bon de sortie magasin (Maintenance)</text:p>
      <text:p text:style-name="Parag1">Réservation éventuelle (Maintenance préventive systématique, Travaux neufs)</text:p>
      <text:p text:style-name="Parag1">Préparation des articles dans une zone de consignation éventuelle (Magasin)</text:p>
      <text:p text:style-name="Parag1">Utilisation des pièces (Maintenance)</text:p>
      <text:p text:style-name="Parag1">Mise à jour de la fiche article (Magasin)</text:p>
      <text:p text:style-name="Parag1">Imputation de la sortie à la section utilisatrice et au budget maintenance (Maintenance ou comptabilité)</text:p>
      <text:h text:style-name="P20" text:outline-level="3"><text:soft-page-break/>Contrôle de la valeur</text:h>
      <text:p text:style-name="Parag1">Inventaires ponctuels (Magasin, Comptabilité en fin d’exercice)</text:p>
      <text:p text:style-name="Parag1">Radiation des articles (Méthodes)</text:p>
      <text:p text:style-name="Parag1">Revente (Achats)</text:p>
      <text:p text:style-name="Parag1">Amélioration de la gestion (Méthodes, Achats, Comptabilité)</text:p>
      <text:p text:style-name="Tirets1">Modification du besoin (quantité, qualité, standards)</text:p>
      <text:p text:style-name="Tirets1">Optimisation des paramètres de gestion</text:p>
      <text:p text:style-name="Tirets1">Exploitation des statistiques (taux de rotation, tableau de bord)</text:p>
      <text:h text:style-name="P18" text:outline-level="2">CATALOGUE</text:h>
      <text:p text:style-name="Parag1">Le catalogue est la liste des références du stock maintenance. Il résulte d'une sélection effectuée par les Méthodes Maintenance sur les nomenclatures des pièces d'usure et de sécurité figurant dans les dossiers techniques du matériel. Il est destiné à :</text:p>
      <text:p text:style-name="Tirets1">-<text:tab/>Permettre l'identification rapide et sans ambiguïté par l'utilisateur de tout élément démontable constituant un matériel, pour un niveau de maintenance défini, pour les opérations d'approvisionnement, de magasinage, de distribution des articles nécessaires à la maintenance du bien, </text:p>
      <text:p text:style-name="Tirets1">-<text:tab/>Constituer un langage commun à tous les services de l'usine, chaque article y figurant sous une appellation et une seule, </text:p>
      <text:p text:style-name="Tirets1">-<text:tab/>Faciliter la standardisation, </text:p>
      <text:p text:style-name="Tirets1">-<text:tab/>Permettre, dans le cas de rupture de stock d'un article, de se dépanner avec un article voisin, - Orienter le classement du fichier de stock, des articles au magasin et des normes de réception qualitative.</text:p>
      <text:p text:style-name="Standard">En principe, le catalogue comprend :</text:p>
      <text:p text:style-name="Tirets1">-<text:tab/>Le code de la référence, </text:p>
      <text:p text:style-name="Tirets1">-<text:tab/>La désignation de la référence, avec le numéro de plan pour les pièces spécifiques , </text:p>
      <text:p text:style-name="Tirets1">-<text:tab/>Le gisement de la référence en magasin et N° de classement dans le magasin <text:s/>.</text:p>
      <text:p text:style-name="Parag1">Par le code de la référence, on accède à la connaissance de la fiche de stock qui comporte tous les renseignements concernant la référence.</text:p>
      <text:p text:style-name="Parag1">Dans le cas d'un traitement manuel ( de plus en plus abandonné) ou semi-mécanographique , le catalogue peut-être illustré par des dessins de pièces, ou peut se présenter sous forme de micro-fiches.</text:p>
      <text:p text:style-name="Parag1">Avec l'utilisation de l'informatique :</text:p>
      <text:p text:style-name="Tirets1">- les illustrations directes sur le catalogue ne sont plus possibles ( sauf à numériser des images, ce qui est coûteux); lorsque cela est nécessaire, le catalogue ou la fiche de stock doit renvoyer à des numéros de plans ou schémas,</text:p>
      <text:p text:style-name="Tirets1"><text:s/>- on accède à la connaissance du catalogue à la fois sur écran, et sur tirage papier .</text:p>
      <text:h text:style-name="P18" text:outline-level="2">CODIFICATION DES REFERENCES</text:h>
      <text:h text:style-name="Heading_20_3" text:outline-level="3"><text:tab/>Classement par groupe de familles</text:h>
      <text:p text:style-name="Parag1">Voir en C.1 les exemples de codification adaptès à chaque type de pièce (banal, commun, spécifique).</text:p>
      <text:p text:style-name="Parag1">La cofication est adaptée au secteur d’activité, mais il est important d’utiliser un masque commun quelque soit le type de la pièce.</text:p>
      <text:p text:style-name="Parag1">Dans les exemples donnés on avait :</text:p>
      <text:p text:style-name="Tirets1">- TFFSSRRRRRR pour le type banal, car il est important avec FF et SS de connaître la famille et la sous-famille d’appartenance de la pièce, tout en conservant 6 caractères pour décrire la référence de la pièce</text:p>
      <text:p text:style-name="Tirets1">- TFSMMMMRRRR pour le type commun, car 2 caractères sont suffisants pour décrire la famille et la sous-famille d’une moteur ou d’une pompe, et de plus, il reste 4 caractères pour le constructeur et 4 pour le type constructeur.</text:p>
      <text:p text:style-name="Tirets1">- TFSMMMMRRRRII, pour le type spécifique, identique au type commun avec 2 caractères à la fin pour informer l’installation utilisatrice de la pièce.</text:p>
      <text:p text:style-name="Parag1">Il est important de remarquer que la codification est cohérente d’un type de pièce à un autre, car la première lettre (B, C ou S) nous permet de déterminer le type de pièce avec la structure du code. Nous utilisons donc toujours le même nombre de caractères pour désigner des pièces différentes.</text:p>
      <text:p text:style-name="Parag1">Il faut éviter essentiellement des variations pour chaque pièce si vous diposez de 10 caractères pour codifier des pièces détachèes pour un distributeur en informatique</text:p>
      <text:p text:style-name="Tirets1">- CARTOEPL5000 désigne une cartouche de toner pour une imprimante laser EPSON EPL5100 ou EPL 5200 (article commun)</text:p>
      <text:p text:style-name="Tirets1">- CARTOUCHHP4 désigne une cartouche de toner pour une imprimante laser HP série 4 (article commun)</text:p>
      <text:p text:style-name="Tirets1">- CAROBJ200B désigne une cartouche d’encre bleue pour une imprimante à jet d’encre BJ200 (article spécifique)</text:p>
      <text:p text:style-name="Tirets1">- CM4VDX4S24 désigne une carte mère 486 à bus local VESA DX4 2 simm 32 bits et 4 simm 8 bits (article banal)</text:p>
      <text:p text:style-name="Tirets1">- CM4ISDX2S8 désigne une carte mère 486 à bus local ISA DX2 8 simm 8 bits (article banal)</text:p>
      <text:p text:style-name="Tirets1">- CMP75133M désigne une carte mère Pentium INTEL Indeavor pour CPU de 75 à 133 Mhz, 4 simm 32 bits (Article banal)</text:p>
      <text:p text:style-name="Parag1">Lorsque l’on lit chaque code, on peut aisément comprendre sa signification, mais lorsque l’on recherche une cartouche laser sans se souvenir de son code exact, on ne sait jamais si le code d’une cartouche commence par CARTO ou CARTOUCH ou CAR. </text:p>
      <text:p text:style-name="Parag1">On pourrait donc envisager ces problèmes au préalable et réfléchir à une codification adaptée et cohérente :</text:p>
      <text:p text:style-name="Tirets1">Familles et Sous-familles de cartouches laser (CL), ou jet d’encre (CJ).</text:p>
      <text:p text:style-name="Tirets1">Familles de cartes 486 (M4) et Pentium (M5) et SousFamilles VS (VESA), IS (ISA), PI (PCI)</text:p>
      <text:p text:style-name="Tirets1">Marques EPSON (EPSO), HEWP (Hewlett-Packard), CANON (CANO), INTEL (INTEL), CHAI (Chaintech)</text:p>
      <text:p text:style-name="Parag1">On obtiendrait alors respectivement</text:p>
      <text:p text:style-name="P10">- C-CL-EPSO-EPL5</text:p>
      <text:p text:style-name="P11">- C-CL-HEWP-SER4</text:p>
      <text:p text:style-name="P11">- S-CJ-CANO-BLEU-BJ200</text:p>
      <text:p text:style-name="P10">- B-M4-VS-DX4R24</text:p>
      <text:p text:style-name="P10">- B-M4-IS-DX2R08</text:p>
      <text:p text:style-name="P10">- B-M5-PI-P33R04</text:p>
      <text:p text:style-name="Parag1"><text:soft-page-break/>La codification est ici nettement plus rigoureuse pour les familles, sous-familles, marques et type constructeur, mais on néglige encore l’évolution possible données aux pièces : on tient compte ici, pour la codification des cartes mères du nombre de supports pour les mémoires 8 bits ou 32 bits, or les mémoires 32 bits présentent une évolution qu’il était impossible d’anticiper avant leur apparition. Si demain, les mémoires RAM 64 bits apparaissent, nos codes seront devenus incomplets ou incohérents.</text:p>
      <text:p text:style-name="Parag1">Pour pallier à cet inconvénient, on peut ajouter une partie <text:span text:style-name="T2">aveugle</text:span> qui permettrait d’associer un code à une spécificité de la pièce. Il faudrait donc rajouter la codification existante 3 caractères :</text:p>
      <text:p text:style-name="Parag1">-B-M5-PI-P33R04-001 désignerait la carte Pentium 133 Mz et B-M5-PI-P33R04-002 désignerait une carte Pentium ayant les mêmes caractéristiques, mais avec 2 ports pour des mémoires 64 bits.</text:p>
      <text:p text:style-name="Parag1">En conclusion, on constate que la codification <text:span text:style-name="T2">idéologique</text:span> (caractères significatifs) fonctionne assez bien pour les familles, sous-familles, marques, et type constructeur, mais qu’elle est vite limitée pour préciser les caractéristiques techniques de la pièce (Comment codifier sur 4 ou 6 caractères qu’un moteur asynchrone est triphasé à rotor bobiné de 5V et tourne à 1500 tr/mn de hauteur d’arbre 180 mm). Beaucoup d’entreprises choisissent donc une codification semi-idéologique composée d’une partie idéologique et d’une partie aveugle qui permet de codifier plus rapidement et d’être plus évolutive.</text:p>
      <text:p text:style-name="Parag1"/>
      <text:h text:style-name="Heading_20_3" text:outline-level="3">Classement par code DE CARACTERISTIQUE</text:h>
      <text:p text:style-name="Parag1">Pour chaque famille et sous-famille, on utilise les caractères pour codifier les caractéristiques techniques où chaque caractère représente une caractéristique technique. Chaque caractère permet de choisir parmi 35 caractéristiques différentes.</text:p>
      <text:p text:style-name="P5">Moteurs </text:p>
      <table:table table:name="Tableau1" table:style-name="Tableau1">
        <table:table-column table:style-name="Tableau1.A" table:number-columns-repeated="4"/>
        <table:table-row>
          <table:table-cell table:style-name="Tableau1.A1" office:value-type="string">
            <text:p text:style-name="Parag1"><text:tab/>Type </text:p>
          </table:table-cell>
          <table:table-cell table:style-name="Tableau1.A1" office:value-type="string">
            <text:p text:style-name="Parag1">Puissance</text:p>
          </table:table-cell>
          <table:table-cell table:style-name="Tableau1.A1" office:value-type="string">
            <text:p text:style-name="Parag1">Vitesse</text:p>
          </table:table-cell>
          <table:table-cell table:style-name="Tableau1.A1" office:value-type="string">
            <text:p text:style-name="Parag1">Diamètre arbre</text:p>
          </table:table-cell>
        </table:table-row>
        <table:table-row>
          <table:table-cell table:style-name="Tableau1.A1" office:value-type="string">
            <text:p text:style-name="P6">1.Asynchrone triphasé</text:p>
          </table:table-cell>
          <table:table-cell table:style-name="Tableau1.A1" office:value-type="string">
            <text:p text:style-name="P6">1. 1 CV</text:p>
          </table:table-cell>
          <table:table-cell table:style-name="Tableau1.A1" office:value-type="string">
            <text:p text:style-name="P6">1. 1000 Tr / mn</text:p>
          </table:table-cell>
          <table:table-cell table:style-name="Tableau1.A1" office:value-type="string">
            <text:p text:style-name="P6">1. 180 mm</text:p>
          </table:table-cell>
        </table:table-row>
        <table:table-row>
          <table:table-cell table:style-name="Tableau1.A1" office:value-type="string">
            <text:p text:style-name="P6"/>
          </table:table-cell>
          <table:table-cell table:style-name="Tableau1.A1" office:value-type="string">
            <text:p text:style-name="P6">2. 2 CV</text:p>
          </table:table-cell>
          <table:table-cell table:style-name="Tableau1.A1" office:value-type="string">
            <text:p text:style-name="P6">2. 1500 Tr / mn</text:p>
          </table:table-cell>
          <table:table-cell table:style-name="Tableau1.A1" office:value-type="string">
            <text:p text:style-name="P6">2. 300 mm</text:p>
          </table:table-cell>
        </table:table-row>
        <table:table-row>
          <table:table-cell table:style-name="Tableau1.A1" office:value-type="string">
            <text:p text:style-name="P6"/>
          </table:table-cell>
          <table:table-cell table:style-name="Tableau1.A1" office:value-type="string">
            <text:p text:style-name="P6">3. 5 CV</text:p>
          </table:table-cell>
          <table:table-cell table:style-name="Tableau1.A1" office:value-type="string">
            <text:p text:style-name="P6">3. 3000 Tr / mn</text:p>
          </table:table-cell>
          <table:table-cell table:style-name="Tableau1.A1" office:value-type="string">
            <text:p text:style-name="P6"/>
          </table:table-cell>
        </table:table-row>
        <table:table-row>
          <table:table-cell table:style-name="Tableau1.A1" office:value-type="string">
            <text:p text:style-name="P6">....</text:p>
          </table:table-cell>
          <table:table-cell table:style-name="Tableau1.A1" office:value-type="string">
            <text:p text:style-name="P6">.....</text:p>
          </table:table-cell>
          <table:table-cell table:style-name="Tableau1.A1" office:value-type="string">
            <text:p text:style-name="P6">4. 5000 Tr/ mn</text:p>
          </table:table-cell>
          <table:table-cell table:style-name="Tableau1.A1" office:value-type="string">
            <text:p text:style-name="P6"/>
          </table:table-cell>
        </table:table-row>
        <table:table-row>
          <table:table-cell table:style-name="Tableau1.A1" office:value-type="string">
            <text:p text:style-name="P6"/>
          </table:table-cell>
          <table:table-cell table:style-name="Tableau1.A1" office:value-type="string">
            <text:p text:style-name="P6"/>
          </table:table-cell>
          <table:table-cell table:style-name="Tableau1.A1" office:value-type="string">
            <text:p text:style-name="P6">.....</text:p>
          </table:table-cell>
          <table:table-cell table:style-name="Tableau1.A1" office:value-type="string">
            <text:p text:style-name="P6">......</text:p>
          </table:table-cell>
        </table:table-row>
        <table:table-row>
          <table:table-cell table:style-name="Tableau1.A1" office:value-type="string">
            <text:p text:style-name="P6">X.</text:p>
          </table:table-cell>
          <table:table-cell table:style-name="Tableau1.A1" office:value-type="string">
            <text:p text:style-name="P6">X.</text:p>
          </table:table-cell>
          <table:table-cell table:style-name="Tableau1.A1" office:value-type="string">
            <text:p text:style-name="P6">X.</text:p>
          </table:table-cell>
          <table:table-cell table:style-name="Tableau1.A1" office:value-type="string">
            <text:p text:style-name="P6">X.</text:p>
          </table:table-cell>
        </table:table-row>
        <table:table-row>
          <table:table-cell table:style-name="Tableau1.A1" office:value-type="string">
            <text:p text:style-name="P6">Y.</text:p>
          </table:table-cell>
          <table:table-cell table:style-name="Tableau1.A1" office:value-type="string">
            <text:p text:style-name="P6">Y.</text:p>
          </table:table-cell>
          <table:table-cell table:style-name="Tableau1.A1" office:value-type="string">
            <text:p text:style-name="P6">Y.</text:p>
          </table:table-cell>
          <table:table-cell table:style-name="Tableau1.A1" office:value-type="string">
            <text:p text:style-name="P6">Y.</text:p>
          </table:table-cell>
        </table:table-row>
        <table:table-row>
          <table:table-cell table:style-name="Tableau1.A1" office:value-type="string">
            <text:p text:style-name="P6">Z.</text:p>
          </table:table-cell>
          <table:table-cell table:style-name="Tableau1.A1" office:value-type="string">
            <text:p text:style-name="P6">Z.</text:p>
          </table:table-cell>
          <table:table-cell table:style-name="Tableau1.A1" office:value-type="string">
            <text:p text:style-name="P6">Z.</text:p>
          </table:table-cell>
          <table:table-cell table:style-name="Tableau1.A1" office:value-type="string">
            <text:p text:style-name="P6">Z.</text:p>
          </table:table-cell>
        </table:table-row>
      </table:table>
      <text:p text:style-name="Parag1"/>
      <text:p text:style-name="Parag1">Le moteur cité en exemple serait codifié selon MM1321</text:p>
      <text:p text:style-name="P5">Carte mère</text:p>
      <table:table table:name="Tableau2" table:style-name="Tableau2">
        <table:table-column table:style-name="Tableau2.A"/>
        <table:table-column table:style-name="Tableau2.B"/>
        <table:table-column table:style-name="Tableau2.C"/>
        <table:table-column table:style-name="Tableau2.D"/>
        <table:table-column table:style-name="Tableau2.E"/>
        <table:table-row>
          <table:table-cell table:style-name="Tableau2.A1" office:value-type="string">
            <text:p text:style-name="Parag1">Type</text:p>
          </table:table-cell>
          <table:table-cell table:style-name="Tableau2.A1" office:value-type="string">
            <text:p text:style-name="P6">Bus</text:p>
          </table:table-cell>
          <table:table-cell table:style-name="Tableau2.A1" office:value-type="string">
            <text:p text:style-name="P6">RAM</text:p>
          </table:table-cell>
          <table:table-cell table:style-name="Tableau2.A1" office:value-type="string">
            <text:p text:style-name="P6">Cache</text:p>
          </table:table-cell>
          <table:table-cell table:style-name="Tableau2.A1" office:value-type="string">
            <text:p text:style-name="P7">Options</text:p>
          </table:table-cell>
        </table:table-row>
        <table:table-row>
          <table:table-cell table:style-name="Tableau2.A1" office:value-type="string">
            <text:p text:style-name="P7">1. 286 </text:p>
          </table:table-cell>
          <table:table-cell table:style-name="Tableau2.A1" office:value-type="string">
            <text:p text:style-name="P7">1. ISA</text:p>
          </table:table-cell>
          <table:table-cell table:style-name="Tableau2.A1" office:value-type="string">
            <text:p text:style-name="P7">1. 4*8bits</text:p>
          </table:table-cell>
          <table:table-cell table:style-name="Tableau2.A1" office:value-type="string">
            <text:p text:style-name="P7">64 Ko</text:p>
          </table:table-cell>
          <table:table-cell table:style-name="Tableau2.A1" office:value-type="string">
            <text:p text:style-name="P7">1. Normale</text:p>
          </table:table-cell>
        </table:table-row>
        <table:table-row>
          <table:table-cell table:style-name="Tableau2.A1" office:value-type="string">
            <text:p text:style-name="Parag1">2. 386 SX 16/25</text:p>
          </table:table-cell>
          <table:table-cell table:style-name="Tableau2.A1" office:value-type="string">
            <text:p text:style-name="Parag1">2. ISA/VESA</text:p>
          </table:table-cell>
          <table:table-cell table:style-name="Tableau2.A1" office:value-type="string">
            <text:p text:style-name="P7">2. 4*8 bits+2*32 bits</text:p>
          </table:table-cell>
          <table:table-cell table:style-name="Tableau2.A1" office:value-type="string">
            <text:p text:style-name="P7">256 Ko</text:p>
          </table:table-cell>
          <table:table-cell table:style-name="Tableau2.A1" office:value-type="string">
            <text:p text:style-name="Parag1">2. 2F2D </text:p>
          </table:table-cell>
        </table:table-row>
        <table:table-row>
          <table:table-cell table:style-name="Tableau2.A1" office:value-type="string">
            <text:p text:style-name="Parag1">3. 386 DX 20/40 </text:p>
          </table:table-cell>
          <table:table-cell table:style-name="Tableau2.A1" office:value-type="string">
            <text:p text:style-name="Parag1">3. ISA/PCI</text:p>
          </table:table-cell>
          <table:table-cell table:style-name="Tableau2.A1" office:value-type="string">
            <text:p text:style-name="Parag1">3. 4*32 bits</text:p>
          </table:table-cell>
          <table:table-cell table:style-name="Tableau2.A1" office:value-type="string">
            <text:p text:style-name="Parag1">512 Ko</text:p>
          </table:table-cell>
          <table:table-cell table:style-name="Tableau2.A1" office:value-type="string">
            <text:p text:style-name="Parag1">3. 2F2D Son </text:p>
          </table:table-cell>
        </table:table-row>
        <table:table-row>
          <table:table-cell table:style-name="Tableau2.A1" office:value-type="string">
            <text:p text:style-name="Parag1">4. 486 SX/DX <text:s/></text:p>
          </table:table-cell>
          <table:table-cell table:style-name="Tableau2.A1" office:value-type="string">
            <text:p text:style-name="Parag1">4. ISA/EISA</text:p>
          </table:table-cell>
          <table:table-cell table:style-name="Tableau2.A1" office:value-type="string">
            <text:p text:style-name="Parag1">4. 6*32 bits</text:p>
          </table:table-cell>
          <table:table-cell table:style-name="Tableau2.A1" office:value-type="string">
            <text:p text:style-name="Parag1"/>
          </table:table-cell>
          <table:table-cell table:style-name="Tableau2.A1" office:value-type="string">
            <text:p text:style-name="Parag1"/>
          </table:table-cell>
        </table:table-row>
        <table:table-row>
          <table:table-cell table:style-name="Tableau2.A1" office:value-type="string">
            <text:p text:style-name="Parag1">5. 486 SX/DX/DX4</text:p>
          </table:table-cell>
          <table:table-cell table:style-name="Tableau2.A1" office:value-type="string">
            <text:p text:style-name="Parag1">5. MCA</text:p>
          </table:table-cell>
          <table:table-cell table:style-name="Tableau2.A1" office:value-type="string">
            <text:p text:style-name="Parag1"/>
          </table:table-cell>
          <table:table-cell table:style-name="Tableau2.A1" office:value-type="string">
            <text:p text:style-name="Parag1"/>
          </table:table-cell>
          <table:table-cell table:style-name="Tableau2.A1" office:value-type="string">
            <text:p text:style-name="Parag1"/>
          </table:table-cell>
        </table:table-row>
        <table:table-row>
          <table:table-cell table:style-name="Tableau2.A1" office:value-type="string">
            <text:p text:style-name="Parag1">6. Pentium 60/66</text:p>
          </table:table-cell>
          <table:table-cell table:style-name="Tableau2.A1" office:value-type="string">
            <text:p text:style-name="Parag1"/>
          </table:table-cell>
          <table:table-cell table:style-name="Tableau2.A1" office:value-type="string">
            <text:p text:style-name="Parag1"/>
          </table:table-cell>
          <table:table-cell table:style-name="Tableau2.A1" office:value-type="string">
            <text:p text:style-name="Parag1"/>
          </table:table-cell>
          <table:table-cell table:style-name="Tableau2.A1" office:value-type="string">
            <text:p text:style-name="Parag1"/>
          </table:table-cell>
        </table:table-row>
        <table:table-row>
          <table:table-cell table:style-name="Tableau2.A1" office:value-type="string">
            <text:p text:style-name="Parag1">7. Pentium 75/100</text:p>
          </table:table-cell>
          <table:table-cell table:style-name="Tableau2.A1" office:value-type="string">
            <text:p text:style-name="Parag1"/>
          </table:table-cell>
          <table:table-cell table:style-name="Tableau2.A1" office:value-type="string">
            <text:p text:style-name="Parag1"/>
          </table:table-cell>
          <table:table-cell table:style-name="Tableau2.A1" office:value-type="string">
            <text:p text:style-name="Parag1"/>
          </table:table-cell>
          <table:table-cell table:style-name="Tableau2.A1" office:value-type="string">
            <text:p text:style-name="Parag1"/>
          </table:table-cell>
        </table:table-row>
        <table:table-row>
          <table:table-cell table:style-name="Tableau2.A1" office:value-type="string">
            <text:p text:style-name="Parag1">8. Pentium 75/133</text:p>
          </table:table-cell>
          <table:table-cell table:style-name="Tableau2.A1" office:value-type="string">
            <text:p text:style-name="Parag1"/>
          </table:table-cell>
          <table:table-cell table:style-name="Tableau2.A1" office:value-type="string">
            <text:p text:style-name="Parag1"/>
          </table:table-cell>
          <table:table-cell table:style-name="Tableau2.A1" office:value-type="string">
            <text:p text:style-name="Parag1"/>
          </table:table-cell>
          <table:table-cell table:style-name="Tableau2.A1" office:value-type="string">
            <text:p text:style-name="Parag1"/>
          </table:table-cell>
        </table:table-row>
      </table:table>
      <text:p text:style-name="Parag1"/>
      <text:p text:style-name="Parag1">La carte mère INTEL Indeavor Pentium 75 à 133 Mhz avec contrôleur et son intégré serait codifiée maintenant par B-CM-83323. </text:p>
      <text:h text:style-name="Heading_20_3" text:outline-level="3">Autre Exemple</text:h>
      <text:p text:style-name="Standard">C'est celui de l'entreprise de service dont l'activité est liée à l'utilisation de véhicules</text:p>
      <text:p text:style-name="P12">1.<text:tab/>Le véhicule a un N° de parc :</text:p>
      <text:p text:style-name="Tirets2">XX (Famille) + XX (N° séquentiel)</text:p>
      <text:p text:style-name="P12">2.<text:tab/>La référence des articles de rechange a un code de huit caractères alphanumériques, par exemple, décomposé comme suit :</text:p>
      <text:p text:style-name="P13">2.1.Famille : désigne la marque et le type de véhicule, au moyen de deux lettres alphabétiques.Exemple : famille BA pour :</text:p>
      <text:p text:style-name="P15">B : engins "BOSCHUNG"</text:p>
      <text:p text:style-name="P14">A : type PONY</text:p>
      <text:p text:style-name="P13">2.2. Sous-famille : constituée d'un groupe et d'une classe.</text:p>
      <text:p text:style-name="P14">Exemple :</text:p>
      <text:p text:style-name="P14">Le groupe "F" comprend tous les équipements hydrauliques, pneumatiques et combustibles.Ce groupe est subdivisé en quatre classes :</text:p>
      <text:p text:style-name="P16">1. Réservoirs-pompes-moteurs-compresseurs-assistances.</text:p>
      <text:p text:style-name="P16">2. Vérins.</text:p>
      <text:p text:style-name="P16">3. Tuyauteries rigides, flexibles.</text:p>
      <text:p text:style-name="P16">4. Raccords-équipements.</text:p>
      <text:p text:style-name="P13">2.3. Type : à l'intérieur de chaque classe, les articles sont regroupés par type..Exemple : la classe 2 du groupe F : "vérins" comprend entre autres les articles suivants : vérin de direction - vérin à gaz compaz - vérin de benne - vérin de table élévatrice - etc.De plus, à chaque type d'article correspond un numéro de séquence bien défini.</text:p>
      <text:p text:style-name="P13">Exemple :</text:p>
      <text:p text:style-name="P13">- Pour les " vérins de direction" , la plage des numéros séquentiels part de 0000 à 0199</text:p>
      <text:p text:style-name="P13">- Pour les " vérins de benne" , la plage des numéros séquentiels part de 0200 à 0299,</text:p>
      <text:h text:style-name="Heading_20_3" text:outline-level="3">Qualités d'une bonne codification</text:h>
      <text:p text:style-name="Parag1">- Etre stable et ne pas subir de modifications pour des raisons extrinsèques à la référence, telles qu'un changement de position comptable, de fournisseur, ou de gisement magasin, </text:p>
      <text:p text:style-name="Parag1">- Etre concise pour réduire le risque d'erreur (8 à 11 chiffres est un maximum) , </text:p>
      <text:p text:style-name="Parag1">- Avoir une trame suffisamment perméable pour intégrer de nouvelles catégories de références, ou de nouvelles références dans une catégorie existante.</text:p>
      <text:p text:style-name="Parag1"/>
      <text:h text:style-name="P18" text:outline-level="2"><text:soft-page-break/>GESTION COMPTABLE DES ARTICLES</text:h>
      <text:h text:style-name="Heading_20_3" text:outline-level="3">Pièces neuves (la majeure partie du stock)</text:h>
      <text:h text:style-name="Heading_20_4" text:outline-level="4">figurant dans les comptes de stocks </text:h>
      <text:p text:style-name="Parag1">Elles sont valorisées :</text:p>
      <text:p text:style-name="Tirets1">-<text:tab/>soit par un prix standard fixé au début de chaque exercice, </text:p>
      <text:p text:style-name="Tirets1">-<text:tab/>soit par le PMP (Prix Moyen Pondéré).La formule la plus courante est l'utilisation du prix standard (le calcul systématique du PMP pouvant aider au choix du prix standard, en principe par les Achats).</text:p>
      <text:h text:style-name="Heading_20_4" text:outline-level="4">imputées sur le taux de l'heure de maintenance, à l'achat </text:h>
      <text:p text:style-name="Parag1">C'est cas des consommables (partie des 40 % d'articles qui représentent 5 à 10 % des coûts), qui peuvent faire l'objet de self-services.</text:p>
      <text:h text:style-name="Heading_20_3" text:outline-level="3">Pièces de rechange de pièces de rechange</text:h>
      <text:p text:style-name="Standard">On peut avoir en stock des moteurs mais aussi pour chaque référence de moteur en stock :</text:p>
      <text:p text:style-name="Tirets1">-<text:tab/>des roulements,</text:p>
      <text:p text:style-name="Tirets1">-<text:tab/>des rotors</text:p>
      <text:p text:style-name="Tirets1">-<text:tab/>des balais, ... etc.</text:p>
      <text:p text:style-name="Parag1">Si c'est le cas, il importe que le système permette de connaître les liaisons (généralement par l'intermédiaire des nomenclatures). Bien entendu, ces pièces sont gérées comme défini précédemment.</text:p>
      <text:h text:style-name="Heading_20_3" text:outline-level="3">Pièces neuves immobilisées</text:h>
      <text:p text:style-name="Standard">Pour les grosses pièces (généralement des pièces dites de sécurité), il est possible de prévoir un amortissement sur quelques années. Cela doit être réalisé avec l'accord des impôts (comptes de valeurs immobilisées).</text:p>
      <text:h text:style-name="Heading_20_3" text:outline-level="3">Pièces réparables</text:h>
      <text:p text:style-name="Standard">Légalement les pièces réparables ne peuvent pas être mélangées avec les pièces neuves. Un choix du mode de valorisation et d'imputation doit être fait et plusieurs systèmes sont possibles.</text:p>
      <text:h text:style-name="Heading_20_3" text:outline-level="3">Pièces en consignation (ou " dépôts-ventes")</text:h>
      <text:p text:style-name="Parag1">Pour les articles du commerce, et d'utilisation courante, il est intéressant de demander aux fournisseurs de mettre à disposition (dans son magasin, mais à un endroit réservé, censé être "loué" par le fournisseur) des stocks de pièces. Le mécanisme est le suivant :</text:p>
      <text:p text:style-name="Tirets1">-<text:tab/>chaque mois l'entreprise donne la liste des articles sortis; sur cette base, le fournisseur établit une facture,</text:p>
      <text:p text:style-name="Tirets1">-<text:tab/>le fournisseur a la possibilité de réaliser des inventaires de vérification en cours d'année, </text:p>
      <text:p text:style-name="Tirets1">-<text:tab/>en fin d'exercice, le contrat peut être arrêté; dans ce cas, le fournisseur reprend les articles non utilisés.</text:p>
      <text:p text:style-name="P17">Le fournisseur y gagne en démarches commerciales, et s'assure un certain niveau de chiffre d'affaires. L'entreprise y gagne par la suppression des "stocks dormants" et par la réduction des coûts de transpo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Tahoma2" svg:font-family="Tahoma"/>
    <style:font-face style:name="Lucida Sans Unicode" svg:font-family="'Lucida Sans Unicode'"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size="9pt" fo:language="fr" fo:country="FR" style:font-name-asian="Times New Roman" style:font-size-asian="9pt" style:font-name-complex="Times New Roman" style:font-size-complex="9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top="0.212cm" fo:margin-bottom="0.106cm" fo:text-align="center" style:justify-single-word="false" fo:background-color="#f2f2f2" fo:padding="0.035cm" fo:border="0.002cm solid #000000" style:shadow="#000000 0.002cm 0.002cm" fo:keep-with-next="always">
        <style:background-image/>
      </style:paragraph-properties>
      <style:text-properties fo:font-size="14pt" fo:font-weight="bold" style:letter-kerning="true" style:font-size-asian="14pt" style:font-weight-asian="bold" style:font-size-complex="14pt" style:font-weight-complex="bold"/>
    </style:style>
    <style:style style:name="Heading_20_2" style:display-name="Heading 2" style:family="paragraph" style:parent-style-name="Standard" style:next-style-name="Standard" style:default-outline-level="2" style:class="text">
      <style:paragraph-properties fo:margin-left="0.848cm" fo:margin-right="0cm" fo:margin-top="0.212cm" fo:margin-bottom="0.106cm" fo:text-indent="0cm" style:auto-text-indent="false" fo:keep-with-next="always"/>
      <style:text-properties fo:font-variant="small-caps" fo:font-size="11pt" style:text-underline-style="solid" style:text-underline-type="double" style:text-underline-width="auto" style:text-underline-color="font-color" fo:font-weight="bold" style:font-size-asian="11pt" style:font-weight-asian="bold" style:font-size-complex="11pt"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212cm" fo:margin-bottom="0.106cm" fo:text-indent="0cm" style:auto-text-indent="false" fo:keep-with-next="always"/>
      <style:text-properties fo:text-transform="uppercase" fo:font-size="11pt" fo:font-style="italic" style:text-underline-style="solid" style:text-underline-width="auto" style:text-underline-color="font-color" fo:font-weight="bold" style:letter-kerning="true" style:font-size-asian="11pt" style:font-style-asian="italic" style:font-weight-asian="bold" style:font-size-complex="11pt" style:font-style-complex="italic" style:font-weight-complex="bold"/>
    </style:style>
    <style:style style:name="Heading_20_4" style:display-name="Heading 4" style:family="paragraph" style:parent-style-name="Standard" style:next-style-name="Standard" style:default-outline-level="4" style:class="text">
      <style:paragraph-properties fo:margin-left="-0.002cm" fo:margin-right="0cm" fo:margin-top="0.106cm" fo:margin-bottom="0.106cm" fo:text-indent="0cm" style:auto-text-indent="false" fo:keep-with-next="always"/>
      <style:text-properties fo:font-size="10pt" fo:font-style="italic" style:text-underline-style="dotted" style:text-underline-width="auto" style:text-underline-color="font-color" fo:font-weight="bold" style:font-size-asian="10pt" style:font-style-asian="italic" style:font-weight-asian="bold" style:font-size-complex="10pt" style:font-style-complex="italic" style:font-weight-complex="bold"/>
    </style:style>
    <style:style style:name="Heading_20_5" style:display-name="Heading 5" style:family="paragraph" style:parent-style-name="Standard" style:next-style-name="Standard" style:class="text">
      <style:paragraph-properties fo:margin-left="0cm" fo:margin-right="0cm" fo:margin-top="0.423cm" fo:margin-bottom="0.106cm" fo:text-indent="0cm" style:auto-text-indent="false"/>
      <style:text-properties style:font-name="Arial" fo:font-size="11pt" style:font-size-asian="11pt" style:font-size-complex="11pt"/>
    </style:style>
    <style:style style:name="Heading_20_6" style:display-name="Heading 6" style:family="paragraph" style:parent-style-name="Standard" style:next-style-name="Standard" style:class="text">
      <style:paragraph-properties fo:margin-left="0cm" fo:margin-right="0cm" fo:margin-top="0.423cm" fo:margin-bottom="0.106cm" fo:text-indent="0cm" style:auto-text-indent="false"/>
      <style:text-properties style:font-name="Arial" fo:font-size="11pt" fo:font-style="italic" style:font-size-asian="11pt" style:font-style-asian="italic" style:font-size-complex="11pt" style:font-style-complex="italic"/>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text-properties style:font-name="Arial"/>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style:font-name="Arial" fo:font-style="italic" style:font-style-asian="italic" style:font-style-complex="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Arial" fo:font-style="italic" style:font-style-asian="italic" style:font-style-complex="italic"/>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Index_20_1" style:display-name="Index 1" style:family="paragraph" style:parent-style-name="Standard" style:next-style-name="Standard" style:class="index">
      <style:paragraph-properties fo:margin-left="0.318cm" fo:margin-right="0cm" fo:text-indent="-0.318cm" style:auto-text-indent="false">
        <style:tab-stops>
          <style:tab-stop style:position="12.284cm" style:type="right" style:leader-style="dotted" style:leader-text="."/>
        </style:tab-stops>
      </style:paragraph-properties>
    </style:style>
    <style:style style:name="Tirets1" style:family="paragraph" style:parent-style-name="Standard">
      <style:paragraph-properties fo:margin-left="0.801cm" fo:margin-right="0cm" fo:text-indent="-0.3cm" style:auto-text-indent="false">
        <style:tab-stops>
          <style:tab-stop style:position="0cm"/>
        </style:tab-stops>
      </style:paragraph-properties>
    </style:style>
    <style:style style:name="Tirets2" style:family="paragraph" style:parent-style-name="Tirets1">
      <style:paragraph-properties fo:margin-left="1.3cm" fo:margin-right="0cm" fo:text-indent="-0.3cm" style:auto-text-indent="false">
        <style:tab-stops>
          <style:tab-stop style:position="0cm"/>
        </style:tab-stops>
      </style:paragraph-properties>
    </style:style>
    <style:style style:name="Parag1" style:family="paragraph" style:parent-style-name="Standard">
      <style:paragraph-properties fo:margin-top="0.106cm" fo:margin-bottom="0cm" fo:keep-together="always"/>
    </style:style>
    <style:style style:name="WW-Explorateur_20_de_20_document" style:display-name="WW-Explorateur de document" style:family="paragraph" style:parent-style-name="Standard">
      <style:paragraph-properties fo:background-color="#000080">
        <style:background-image/>
      </style:paragraph-properties>
      <style:text-properties style:font-name="Tahoma"/>
    </style:style>
    <style:style style:name="Titre3bis" style:family="paragraph" style:parent-style-name="Heading_20_2" style:next-style-name="Text_20_body" style:default-outline-level="" style:list-style-name=""/>
    <style:style style:name="Page_20_Number" style:display-name="Page Number" style:family="text" style:parent-style-name="WW-Police_20_par_20_défaut"/>
    <style:style style:name="WW8Num1z0" style:family="text">
      <style:text-properties fo:color="#0000ff" style:font-name="Arial Narrow" fo:font-size="10pt" fo:font-style="normal" style:text-underline-style="none" fo:font-weight="bold" style:font-size-asian="10pt" style:font-style-asian="normal" style:font-weight-asian="bold"/>
    </style:style>
    <style:style style:name="WW8NumSt2z0" style:family="text">
      <style:text-properties style:font-name="Symbol"/>
    </style:style>
    <style:style style:name="WW-Police_20_par_20_défaut" style:display-name="WW-Police par défaut" style:family="text"/>
    <style:style style:name="Indicé" style:family="text" style:parent-style-name="WW-Police_20_par_20_défaut">
      <style:text-properties style:text-position="sub 58%"/>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1">
        <style:list-level-properties text:space-before="1cm" text:min-label-width="0.423cm"/>
      </text:outline-level-style>
      <text:outline-level-style text:level="2" style:num-suffix="." style:num-format="A" style:num-letter-sync="true">
        <style:list-level-properties text:min-label-width="1.249cm"/>
      </text:outline-level-style>
      <text:outline-level-style text:level="3" text:style-name="WW8Num1z0" style:num-format="1">
        <style:list-level-properties text:space-before="1cm" text:min-label-width="0.423cm"/>
      </text:outline-level-style>
      <text:outline-level-style text:level="4" style:num-suffix=")" style:num-format="a" style:num-letter-sync="true">
        <style:list-level-properties text:space-before="2.002cm" text:min-label-width="1.249cm"/>
      </text:outline-level-style>
      <text:outline-level-style text:level="5" style:num-prefix="(" style:num-suffix=")" style:num-format="1">
        <style:list-level-properties text:space-before="4.995cm" text:min-label-width="1.249cm"/>
      </text:outline-level-style>
      <text:outline-level-style text:level="6" style:num-prefix="(" style:num-suffix=")" style:num-format="a" style:num-letter-sync="true">
        <style:list-level-properties text:space-before="6.244cm" text:min-label-width="1.249cm"/>
      </text:outline-level-style>
      <text:outline-level-style text:level="7" style:num-prefix="(" style:num-suffix=")" style:num-format="i">
        <style:list-level-properties text:space-before="7.493cm" text:min-label-width="1.249cm"/>
      </text:outline-level-style>
      <text:outline-level-style text:level="8" style:num-prefix="(" style:num-suffix=")" style:num-format="a" style:num-letter-sync="true">
        <style:list-level-properties text:space-before="8.742cm" text:min-label-width="1.249cm"/>
      </text:outline-level-style>
      <text:outline-level-style text:level="9" style:num-prefix="(" style:num-suffix=")" style:num-format="i">
        <style:list-level-properties text:space-before="9.991cm" text:min-label-width="1.249cm"/>
      </text:outline-level-style>
      <text:outline-level-style text:level="10" style:num-format="">
        <style:list-level-properties/>
      </text:outline-level-style>
    </text:outline-style>
    <text:list-style style:name="WW8Num1">
      <text:list-level-style-number text:level="1" text:style-name="WW8Num1z0" style:num-format="1">
        <style:list-level-properties text:space-before="1cm" text:min-label-width="0.423cm"/>
      </text:list-level-style-number>
      <text:list-level-style-number text:level="2" style:num-suffix="." style:num-format="A" style:num-letter-sync="true">
        <style:list-level-properties text:min-label-width="1.249cm"/>
      </text:list-level-style-number>
      <text:list-level-style-number text:level="3" style:num-suffix="." style:num-format="1">
        <style:list-level-properties text:space-before="1.002cm" text:min-label-width="1.249cm"/>
      </text:list-level-style-number>
      <text:list-level-style-number text:level="4" style:num-suffix=")" style:num-format="a" style:num-letter-sync="true">
        <style:list-level-properties text:space-before="2.002cm" text:min-label-width="1.249cm"/>
      </text:list-level-style-number>
      <text:list-level-style-number text:level="5" style:num-prefix="(" style:num-suffix=")" style:num-format="1">
        <style:list-level-properties text:space-before="4.995cm" text:min-label-width="1.249cm"/>
      </text:list-level-style-number>
      <text:list-level-style-number text:level="6" style:num-prefix="(" style:num-suffix=")" style:num-format="a" style:num-letter-sync="true">
        <style:list-level-properties text:space-before="6.244cm" text:min-label-width="1.249cm"/>
      </text:list-level-style-number>
      <text:list-level-style-number text:level="7" style:num-prefix="(" style:num-suffix=")" style:num-format="i">
        <style:list-level-properties text:space-before="7.493cm" text:min-label-width="1.249cm"/>
      </text:list-level-style-number>
      <text:list-level-style-number text:level="8" style:num-prefix="(" style:num-suffix=")" style:num-format="a" style:num-letter-sync="true">
        <style:list-level-properties text:space-before="8.742cm" text:min-label-width="1.249cm"/>
      </text:list-level-style-number>
      <text:list-level-style-number text:level="9" style:num-prefix="(" style:num-suffix=")" style:num-format="i">
        <style:list-level-properties text:space-before="9.991cm" text:min-label-width="1.24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prefix="*"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635cm" fo:text-indent="0cm" style:auto-text-indent="false">
        <style:tab-stops>
          <style:tab-stop style:position="8.001cm" style:type="center"/>
          <style:tab-stop style:position="16.002cm" style:type="right"/>
        </style:tab-stops>
      </style:paragraph-properties>
    </style:style>
    <style:style style:name="MP2"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style>
    <style:style style:name="MT1" style:family="text"/>
    <style:style style:name="Mfr1" style:family="graphic" style:parent-style-name="Frame">
      <style:graphic-properties style:wrap="dynamic" style:number-wrapped-paragraphs="no-limit" style:vertical-pos="from-top" style:vertical-rel="paragraph-content" style:horizontal-pos="right" style:horizontal-rel="page-content" fo:background-color="transparent" style:background-transparency="100%">
        <style:background-image/>
      </style:graphic-properties>
    </style:style>
    <style:page-layout style:name="Mpm1">
      <style:page-layout-properties fo:page-width="29.699cm" fo:page-height="20.999cm" style:num-format="1" style:print-orientation="landscape" fo:margin-top="1.27cm" fo:margin-bottom="1.27cm" fo:margin-left="2.501cm" fo:margin-right="1cm" style:writing-mode="lr-tb" style:layout-grid-color="#c0c0c0" style:layout-grid-lines="29" style:layout-grid-base-height="0.494cm" style:layout-grid-ruby-height="0.141cm" style:layout-grid-mode="none" style:layout-grid-ruby-below="false" style:layout-grid-print="false" style:layout-grid-display="false" style:footnote-max-height="0cm">
        <style:columns fo:column-count="2" fo:column-gap="0.998cm">
          <style:column-sep style:width="0.002cm" style:color="#000000" style:height="100%"/>
          <style:column style:rel-width="32767*" fo:start-indent="0cm" fo:end-indent="0.499cm"/>
          <style:column style:rel-width="32768*" fo:start-indent="0.499cm" fo:end-indent="0cm"/>
        </style:columns>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dynamic-spacing="true"/>
      </style:header-style>
      <style:footer-style>
        <style:header-footer-properties fo:min-height="0.499cm" fo:margin-left="0cm" fo:margin-right="0cm" fo:margin-top="0cm" style:dynamic-spacing="true"/>
      </style:footer-style>
    </style:page-layout>
    <style:page-layout style:name="Mpm2">
      <style:page-layout-properties fo:page-width="29.699cm" fo:page-height="20.999cm" style:num-format="1" style:print-orientation="landscape" fo:margin-top="1cm" fo:margin-bottom="1cm" fo:margin-left="2.501cm" fo:margin-right="1cm" style:writing-mode="lr-tb" style:layout-grid-color="#c0c0c0" style:layout-grid-lines="29" style:layout-grid-base-height="0.494cm" style:layout-grid-ruby-height="0.141cm" style:layout-grid-mode="none" style:layout-grid-ruby-below="false" style:layout-grid-print="false" style:layout-grid-display="false" style:footnote-max-height="0cm">
        <style:columns fo:column-count="2" fo:column-gap="0.998cm">
          <style:column-sep style:width="0.002cm" style:color="#000000" style:height="100%"/>
          <style:column style:rel-width="32767*" fo:start-indent="0cm" fo:end-indent="0.499cm"/>
          <style:column style:rel-width="32768*" fo:start-indent="0.499cm" fo:end-indent="0cm"/>
        </style:columns>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Cadre2" text:anchor-type="paragraph" svg:y="0.002cm" svg:width="0.669cm" draw:z-index="7"><draw:text-box fo:min-height="0.041cm"><text:p text:style-name="Header"><text:span text:style-name="Page_20_Number"><text:page-number text:select-page="current">5</text:page-number></text:span></text:p></draw:text-box></draw:frame>Page </text:p>
      </style:header>
      <style:footer>
        <text:p text:style-name="MP2"><draw:frame draw:style-name="Mfr1" draw:name="Cadre1" text:anchor-type="paragraph" svg:y="0.002cm" svg:width="0.669cm" draw:z-index="5"><draw:text-box fo:min-height="0.041cm"><text:p text:style-name="Footer"><text:span text:style-name="Page_20_Number"><text:page-number text:select-page="current">5</text:page-number></text:span></text:p></draw:text-box></draw:frame></text:p>
      </style:footer>
    </style:master-page>
    <style:master-page style:name="First_20_Page" style:display-name="First Page" style:page-layout-name="Mpm2" style:next-style-name="Standard"/>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INTRODUCT ION</dc:title>
    <meta:initial-creator>Bill</meta:initial-creator>
    <meta:creation-date>1995-11-19T14:57:00</meta:creation-date>
    <dc:date>2010-11-15T12:47:23.14</dc:date>
    <meta:print-date>1998-11-23T09:01:00</meta:print-date>
    <dc:language>en-US</dc:language>
    <meta:editing-cycles>14</meta:editing-cycles>
    <meta:editing-duration>PT34H04M05S</meta:editing-duration>
    <meta:document-statistic meta:table-count="2" meta:image-count="0" meta:object-count="5" meta:page-count="7" meta:paragraph-count="319" meta:word-count="3835" meta:character-count="23401"/>
    <meta:user-defined meta:name="Info 1"/>
    <meta:user-defined meta:name="Info 2"/>
    <meta:user-defined meta:name="Info 3"/>
    <meta:user-defined meta:name="Info 4"/>
  </office:meta>
</office:document-meta>
</file>